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64cm" fo:padding-top="0cm" fo:padding-bottom="0cm" fo:padding-left="0cm" fo:padding-right="0cm"/>
    </style:style>
    <style:style style:name="gr2" style:family="graphic" style:parent-style-name="objectwithoutfill">
      <style:graphic-properties svg:stroke-color="#009900" draw:marker-start="" draw:fill="none" draw:textarea-vertical-align="middle"/>
    </style:style>
    <style:style style:name="gr3" style:family="graphic" style:parent-style-name="objectwithoutfill">
      <style:graphic-properties svg:stroke-color="#009900" draw:marker-start="Arrow" draw:marker-start-width="0.152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753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9cm" fo:min-width="4.506cm" fo:padding-top="0cm" fo:padding-bottom="0cm" fo:padding-left="0.051cm" fo:padding-right="0.051cm"/>
    </style:style>
    <style:style style:name="gr6" style:family="graphic" style:parent-style-name="objectwithoutfill">
      <style:graphic-properties svg:stroke-color="#009900" draw:marker-start="Arrow" draw:marker-start-width="0.152cm" draw:fill="none" draw:textarea-vertical-align="middle"/>
    </style:style>
    <style:style style:name="gr7" style:family="graphic" style:parent-style-name="objectwithoutfill">
      <style:graphic-properties svg:stroke-color="#0000cc" draw:marker-start="Arrow" draw:marker-start-width="0.152cm" draw:fill="none" draw:textarea-vertical-align="middle"/>
    </style:style>
    <style:style style:name="gr8" style:family="graphic" style:parent-style-name="objectwithoutfill">
      <style:graphic-properties svg:stroke-color="#0000cc" draw:marker-start="" draw:marker-start-width="0.152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9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91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9cm" fo:min-width="0cm" fo:padding-top="0cm" fo:padding-bottom="0cm" fo:padding-left="0.051cm" fo:padding-right="0.0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18cm" fo:padding-top="0cm" fo:padding-bottom="0cm" fo:padding-left="0.051cm" fo:padding-right="0.051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651cm" fo:padding-top="0cm" fo:padding-bottom="0cm" fo:padding-left="0.051cm" fo:padding-right="0.051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524cm" fo:padding-top="0cm" fo:padding-bottom="0cm" fo:padding-left="0cm" fo:padding-right="0cm"/>
    </style:style>
    <style:style style:name="gr15" style:family="graphic" style:parent-style-name="objectwithoutfill">
      <style:graphic-properties draw:marker-start="Arrow" draw:marker-start-width="0.152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82cm" fo:min-width="0cm" fo:padding-top="0cm" fo:padding-bottom="0cm" fo:padding-left="0.051cm" fo:padding-right="0.051cm"/>
    </style:style>
    <style:style style:name="P1" style:family="paragraph">
      <style:text-properties fo:color="#009900" fo:font-family="Calibri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color="#0000cc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009999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000000"/>
    </style:style>
    <style:style style:name="T1" style:family="text">
      <style:text-properties fo:color="#009900" fo:font-family="Calibri" style:font-family-generic="swiss" style:font-pitch="variable" fo:font-size="10pt" style:font-size-asian="10pt" style:font-size-complex="10pt"/>
    </style:style>
    <style:style style:name="T2" style:family="text">
      <style:text-properties fo:color="#0000cc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9999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64cm" svg:height="0.429cm" svg:x="1.508cm" svg:y="1.571cm">
          <draw:text-box>
            <text:p><text:span text:style-name="T1">MetricDefinition</text:span></text:p>
          </draw:text-box>
        </draw:frame>
        <draw:polyline draw:style-name="gr2" draw:text-style-name="P2" draw:layer="layout" svg:width="1.291cm" svg:height="1.646cm" svg:x="2.778cm" svg:y="2.905cm" svg:viewBox="0 0 1292 1647" draw:points="0,0 0,1647 1292,1647">
          <text:p/>
        </draw:polyline>
        <draw:polyline draw:style-name="gr2" draw:text-style-name="P2" draw:layer="layout" svg:width="1.269cm" svg:height="1.269cm" svg:x="2.778cm" svg:y="4.556cm" svg:viewBox="0 0 1270 1270" draw:points="0,0 0,1270 1270,1270">
          <text:p/>
        </draw:polyline>
        <draw:line draw:style-name="gr3" draw:text-style-name="P2" draw:layer="layout" svg:x1="7.477cm" svg:y1="4.556cm" svg:x2="8.493cm" svg:y2="4.556cm">
          <text:p/>
        </draw:line>
        <draw:line draw:style-name="gr3" draw:text-style-name="P2" draw:layer="layout" svg:x1="3.943cm" svg:y1="1.81cm" svg:x2="7.245cm" svg:y2="1.81cm">
          <text:p/>
        </draw:line>
        <draw:frame draw:style-name="gr4" draw:text-style-name="P1" draw:layer="layout" svg:width="3.753cm" svg:height="0.429cm" svg:x="3.667cm" svg:y="4.302cm">
          <draw:text-box>
            <text:p><text:span text:style-name="T1">JBossDmrMetricDefinition</text:span></text:p>
          </draw:text-box>
        </draw:frame>
        <draw:line draw:style-name="gr3" draw:text-style-name="P2" draw:layer="layout" svg:x1="6.881cm" svg:y1="3.286cm" svg:x2="8.874cm" svg:y2="3.286cm">
          <text:p/>
        </draw:line>
        <draw:frame draw:style-name="gr5" draw:text-style-name="P3" draw:layer="layout" svg:width="4.608cm" svg:height="0.429cm" svg:x="8.339cm" svg:y="4.302cm">
          <draw:text-box>
            <text:p><text:span text:style-name="T2">JBossDmrMetricDefinitionImpl</text:span></text:p>
          </draw:text-box>
        </draw:frame>
        <draw:polyline draw:style-name="gr6" draw:text-style-name="P2" draw:layer="layout" svg:width="1.127cm" svg:height="1.347cm" svg:x="2.778cm" svg:y="1.938cm" svg:viewBox="0 0 1128 1348" draw:points="0,0 0,1348 1128,1348">
          <text:p/>
        </draw:polyline>
        <draw:line draw:style-name="gr7" draw:text-style-name="P2" draw:layer="layout" svg:x1="12.403cm" svg:y1="5.826cm" svg:x2="15.859cm" svg:y2="5.826cm">
          <text:p/>
        </draw:line>
        <draw:polyline draw:style-name="gr7" draw:text-style-name="P2" draw:layer="layout" svg:width="1.523cm" svg:height="0.888cm" svg:x="10.398cm" svg:y="6.08cm" svg:viewBox="0 0 1524 889" draw:points="0,0 0,889 1524,889">
          <text:p/>
        </draw:polyline>
        <draw:polyline draw:style-name="gr8" draw:text-style-name="P2" draw:layer="layout" svg:width="1.396cm" svg:height="1.142cm" svg:x="10.398cm" svg:y="6.969cm" svg:viewBox="0 0 1397 1143" draw:points="0,0 0,1143 1397,1143">
          <text:p/>
        </draw:polyline>
        <draw:frame draw:style-name="gr9" draw:text-style-name="P1" draw:layer="layout" svg:width="2.762cm" svg:height="0.429cm" svg:x="3.921cm" svg:y="5.572cm">
          <draw:text-box>
            <text:p><text:span text:style-name="T1">OSMetricDefinition</text:span></text:p>
          </draw:text-box>
        </draw:frame>
        <draw:frame draw:style-name="gr10" draw:text-style-name="P1" draw:layer="layout" svg:width="2.915cm" svg:height="0.429cm" svg:x="3.948cm" svg:y="3.032cm">
          <draw:text-box>
            <text:p><text:span text:style-name="T1">JmxMetricDefinition</text:span></text:p>
          </draw:text-box>
        </draw:frame>
        <draw:line draw:style-name="gr3" draw:text-style-name="P2" draw:layer="layout" svg:x1="6.842cm" svg:y1="5.826cm" svg:x2="8.747cm" svg:y2="5.826cm">
          <text:p/>
        </draw:line>
        <draw:frame draw:style-name="gr9" draw:text-style-name="P3" draw:layer="layout" svg:width="1.619cm" svg:height="0.429cm" svg:x="11.7cm" svg:y="6.715cm">
          <draw:text-box>
            <text:p><text:span text:style-name="T2">SwapTotal</text:span></text:p>
          </draw:text-box>
        </draw:frame>
        <draw:frame draw:style-name="gr11" draw:text-style-name="P3" draw:layer="layout" svg:width="3.329cm" svg:height="0.429cm" svg:x="11.233cm" svg:y="7.92cm">
          <draw:text-box>
            <text:p><text:span text:style-name="T2">PhysicalMemoryTotal</text:span></text:p>
          </draw:text-box>
        </draw:frame>
        <draw:frame draw:style-name="gr9" draw:text-style-name="P3" draw:layer="layout" svg:width="0.408cm" svg:height="0.429cm" svg:x="12.376cm" svg:y="7.31cm">
          <draw:text-box>
            <text:p><text:span text:style-name="T2">...</text:span></text:p>
          </draw:text-box>
        </draw:frame>
        <draw:polyline draw:style-name="gr8" draw:text-style-name="P2" draw:layer="layout" svg:width="2.412cm" svg:height="0.634cm" svg:x="7.985cm" svg:y="2.524cm" svg:viewBox="0 0 2413 635" draw:points="0,0 2413,0 2413,635">
          <text:p/>
        </draw:polyline>
        <draw:polyline draw:style-name="gr8" draw:text-style-name="P2" draw:layer="layout" svg:width="2.412cm" svg:height="0.634cm" svg:x="7.985cm" svg:y="3.794cm" svg:viewBox="0 0 2413 635" draw:points="0,0 2413,0 2413,635">
          <text:p/>
        </draw:polyline>
        <draw:polyline draw:style-name="gr7" draw:text-style-name="P2" draw:layer="layout" svg:width="2.412cm" svg:height="3.682cm" svg:x="7.985cm" svg:y="2.016cm" svg:viewBox="0 0 2413 3683" draw:points="0,0 0,3175 2413,3175 2413,3683">
          <text:p/>
        </draw:polyline>
        <draw:frame draw:style-name="gr12" draw:text-style-name="P4" draw:layer="layout" svg:width="3.22cm" svg:height="0.429cm" svg:x="6.437cm" svg:y="1.587cm">
          <draw:text-box>
            <text:p><text:span text:style-name="T3">MetricDefinitionBase</text:span></text:p>
          </draw:text-box>
        </draw:frame>
        <draw:frame draw:style-name="gr13" draw:text-style-name="P3" draw:layer="layout" svg:width="3.753cm" svg:height="0.429cm" svg:x="8.698cm" svg:y="3.032cm">
          <draw:text-box>
            <text:p><text:span text:style-name="T2">JmxMetricDefinitionImpl</text:span></text:p>
          </draw:text-box>
        </draw:frame>
        <draw:line draw:style-name="gr7" draw:text-style-name="P2" draw:layer="layout" svg:x1="9.636cm" svg:y1="1.889cm" svg:x2="11.668cm" svg:y2="1.889cm">
          <text:p/>
        </draw:line>
        <draw:line draw:style-name="gr7" draw:text-style-name="P2" draw:layer="layout" svg:x1="12.938cm" svg:y1="4.556cm" svg:x2="15.351cm" svg:y2="4.556cm">
          <text:p/>
        </draw:line>
        <draw:line draw:style-name="gr7" draw:text-style-name="P2" draw:layer="layout" svg:x1="12.43cm" svg:y1="3.286cm" svg:x2="15.732cm" svg:y2="3.286cm">
          <text:p/>
        </draw:line>
        <draw:frame draw:style-name="gr11" draw:text-style-name="P5" draw:layer="layout" svg:width="3.81cm" svg:height="0.429cm" svg:x="15.859cm" svg:y="5.572cm">
          <draw:text-box>
            <text:p><text:span text:style-name="T4">MockOSMetricDefinition</text:span></text:p>
          </draw:text-box>
        </draw:frame>
        <draw:frame draw:style-name="gr11" draw:text-style-name="P5" draw:layer="layout" svg:width="3.937cm" svg:height="0.429cm" svg:x="15.605cm" svg:y="3.032cm">
          <draw:text-box>
            <text:p><text:span text:style-name="T4">MockJmxMetricDefinition</text:span></text:p>
          </draw:text-box>
        </draw:frame>
        <draw:frame draw:style-name="gr11" draw:text-style-name="P5" draw:layer="layout" svg:width="4.826cm" svg:height="0.429cm" svg:x="15.224cm" svg:y="4.302cm">
          <draw:text-box>
            <text:p><text:span text:style-name="T4">MockJBossDmrMetricDefinition</text:span></text:p>
          </draw:text-box>
        </draw:frame>
        <draw:frame draw:style-name="gr14" draw:text-style-name="P4" draw:layer="layout" svg:width="3.524cm" svg:height="0.429cm" svg:x="8.747cm" svg:y="5.572cm">
          <draw:text-box>
            <text:p><text:span text:style-name="T3">OSMetricDefinitionBase</text:span></text:p>
          </draw:text-box>
        </draw:frame>
        <draw:frame draw:style-name="gr12" draw:text-style-name="P5" draw:layer="layout" svg:width="4.037cm" svg:height="0.429cm" svg:x="11.033cm" svg:y="1.635cm">
          <draw:text-box>
            <text:p text:style-name="P6"><text:span text:style-name="T4">MockMetricDefinitionBase</text:span></text:p>
          </draw:text-box>
        </draw:frame>
        <draw:polyline draw:style-name="gr15" draw:text-style-name="P2" draw:layer="layout" svg:width="0.888cm" svg:height="0.253cm" svg:x="15.097cm" svg:y="1.635cm" svg:viewBox="0 0 889 254" draw:points="0,254 381,254 381,0 889,0">
          <text:p/>
        </draw:polyline>
        <draw:polyline draw:style-name="gr16" draw:text-style-name="P2" draw:layer="layout" svg:width="0.507cm" svg:height="0.253cm" svg:x="15.478cm" svg:y="1.889cm" svg:viewBox="0 0 508 254" draw:points="0,0 0,254 508,254">
          <text:p/>
        </draw:polyline>
        <draw:frame draw:style-name="gr11" draw:text-style-name="P5" draw:layer="layout" svg:width="3.429cm" svg:height="0.429cm" svg:x="15.822cm" svg:y="1.439cm">
          <draw:text-box>
            <text:p><text:span text:style-name="T4">MockMetricDefinition</text:span></text:p>
          </draw:text-box>
        </draw:frame>
        <draw:frame draw:style-name="gr17" draw:text-style-name="P5" draw:layer="layout" svg:width="3.53cm" svg:height="0.429cm" svg:x="15.823cm" svg:y="1.94cm">
          <draw:text-box>
            <text:p><text:span text:style-name="T4">MockMetricDefinition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4T22:44:32</meta:creation-date>
    <meta:generator>OpenOffice/4.1.1$Unix OpenOffice.org_project/411m6$Build-9775</meta:generator>
    <dc:date>2017-06-14T23:52:11</dc:date>
    <dc:creator>Ovidiu Feodorov</dc:creator>
    <meta:editing-duration>PT58M39S</meta:editing-duration>
    <meta:editing-cycles>7</meta:editing-cycles>
    <meta:document-statistic meta:object-count="35"/>
  </office:meta>
</office:document-meta>
</file>